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78000000FED0A28A40B7DA6C1E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2.544cm" fo:min-width="6.612cm"/>
    </style:style>
    <style:style style:name="gr6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7" style:family="graphic" style:parent-style-name="standard">
      <style:graphic-properties draw:opacity="67%" draw:textarea-horizontal-align="justify" draw:textarea-vertical-align="middle" draw:auto-grow-height="false" fo:min-height="3.052cm" fo:min-width="8.644cm"/>
    </style:style>
    <style:style style:name="gr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67%" draw:textarea-horizontal-align="justify" draw:textarea-vertical-align="middle" draw:auto-grow-height="false" fo:min-height="5.592cm" fo:min-width="8.64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1.782cm" fo:min-width="4.326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2.798cm" fo:min-width="2.294cm"/>
    </style:style>
    <style:style style:name="gr14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min-height="2.798cm" fo:min-width="6.86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1.171cm" fo:min-width="4.326cm"/>
    </style:style>
    <style:style style:name="gr17" style:family="graphic" style:parent-style-name="standard">
      <style:graphic-properties draw:opacity="50%" draw:textarea-horizontal-align="justify" draw:textarea-vertical-align="middle" draw:auto-grow-height="false" fo:min-height="3.56cm" fo:min-width="2.294cm"/>
    </style:style>
    <style:style style:name="gr18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50%" draw:textarea-horizontal-align="justify" draw:textarea-vertical-align="middle" draw:auto-grow-height="false" fo:min-height="3.56cm" fo:min-width="6.86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0.766cm" fo:min-width="27.491cm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1.782cm" fo:min-width="3.056cm"/>
    </style:style>
    <style:style style:name="gr21" style:family="graphic" style:parent-style-name="standard">
      <style:graphic-properties draw:opacity="50%" draw:textarea-horizontal-align="justify" draw:textarea-vertical-align="middle" draw:auto-grow-height="false" fo:min-height="1.782cm" fo:min-width="4.58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" style:family="paragraph">
      <loext:graphic-properties draw:fill="solid" draw:fill-color="#fedcc6"/>
      <style:paragraph-properties fo:text-align="center"/>
    </style:style>
    <style:style style:name="P5" style:family="paragraph">
      <loext:graphic-properties draw:opacity="67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cfe7f5" draw:opacity="67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13" style:family="paragraph">
      <loext:graphic-properties draw:opacity="50%"/>
      <style:paragraph-properties fo:text-align="start"/>
    </style:style>
    <style:style style:name="P14" style:family="paragraph">
      <loext:graphic-properties draw:fill="solid" draw:fill-color="#cfe7f5" draw:opacity="50%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font-size-asian="16pt" style:font-size-complex="16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13cm" svg:height="0.806cm" svg:x="25.465cm" svg:y="0.254cm">
          <draw:text-box>
            <text:p><text:span text:style-name="T1">Logi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12cm" svg:height="2.794cm" svg:x="20.828cm" svg:y="1.27cm">
          <text:p text:style-name="P3">Login:</text:p>
          <text:p text:style-name="P3">Password: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508cm" svg:x="24.13cm" svg:y="2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556cm" svg:height="0.508cm" svg:x="24.13cm" svg:y="2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9.144cm" svg:height="3.302cm" svg:x="0.762cm" svg:y="2.032cm">
          <text:p text:style-name="P1">News-Ticker:<text:line-break/>Games / Hardware / anything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144cm" svg:height="5.842cm" svg:x="0.354cm" svg:y="7.112cm">
          <text:p text:style-name="P6"><text:span text:style-name="T2">Top Puplic Wishlists:</text:span></text:p>
          <text:p text:style-name="P6"><text:span text:style-name="T2">1. Winnie the Pooh</text:span></text:p>
          <text:p text:style-name="P6"><text:span text:style-name="T2">2. generic Popstar</text:span></text:p>
          <text:p text:style-name="P6"><text:span text:style-name="T2">3. known It-Girl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7.991cm" svg:height="1.016cm" svg:x="0cm" svg:y="0cm">
          <text:p text:style-name="P9">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0.762cm" svg:y="0.254cm">
          <text:p text:style-name="P1"><text:span text:style-name="T3">My </text:span><text:span text:style-name="T3">Wish</text:span><text:span text:style-name="T3">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4.318cm" svg:y="0.254cm">
          <text:p text:style-name="P1"><text:span text:style-name="T3">Friends Wis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7.874cm" svg:y="0.254cm">
          <text:p text:style-name="P1"><text:span text:style-name="T3">Public Wish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826cm" svg:height="2.032cm" svg:x="0.762cm" svg:y="4.318cm">
          <text:p text:style-name="P11"><text:span text:style-name="T4">- Birthday</text:span></text:p>
          <text:p text:style-name="P11"><text:span text:style-name="T4">- X-Mas</text:span></text:p>
          <text:p text:style-name="P11"><text:span text:style-name="T4">- Nice to hav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794cm" svg:height="3.048cm" svg:x="0.762cm" svg:y="6.858cm">
          <text:p text:style-name="P11"><text:span text:style-name="T5">- X-Box</text:span></text:p>
          <text:p text:style-name="P11"><text:span text:style-name="T5">- Game 1</text:span></text:p>
          <text:p text:style-name="P11"><text:span text:style-name="T5">- Game 2</text:span></text:p>
          <text:p text:style-name="P11"><text:span text:style-name="T5">- Controller</text:span></text:p>
          <text:p text:style-name="P11"><text:span text:style-name="T5">- Money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7.366cm" svg:height="3.048cm" svg:x="4.064cm" svg:y="6.858cm">
          <text:p text:style-name="P6"><text:span text:style-name="T6">- X-Box@Amazon</text:span></text:p>
          <text:p text:style-name="P6"><text:span text:style-name="T6">- Game@GameStar.de</text:span></text:p>
          <text:p text:style-name="P6"><text:span text:style-name="T6">- Game@Chip.de</text:span></text:p>
          <text:p text:style-name="P6"><text:span text:style-name="T6">- Controllerpic (minecraft-edition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3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draw:custom-shape draw:style-name="gr11" draw:text-style-name="P10" draw:layer="layout" svg:width="3.048cm" svg:height="0.508cm" svg:x="0.762cm" svg:y="1.016cm">
          <text:p text:style-name="P1"><text:span text:style-name="T3">New Wish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7.991cm" svg:height="1.016cm" svg:x="0cm" svg:y="0cm">
          <text:p text:style-name="P9">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0.762cm" svg:y="0.254cm">
          <text:p text:style-name="P1"><text:span text:style-name="T3">My Wis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4.318cm" svg:y="0.254cm">
          <text:p text:style-name="P1"><text:span text:style-name="T3">Friends Wis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7.874cm" svg:y="0.254cm">
          <text:p text:style-name="P1"><text:span text:style-name="T3">Public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826cm" svg:height="1.421cm" svg:x="3.81cm" svg:y="1.778cm">
          <text:p text:style-name="P11"><text:span text:style-name="T4">- Fred’s Birthday</text:span></text:p>
          <text:p text:style-name="P11"><text:span text:style-name="T4">- Silver Wedd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794cm" svg:height="3.81cm" svg:x="4.064cm" svg:y="3.81cm">
          <text:p text:style-name="P11"><text:span text:style-name="T5">- PS4Pro</text:span></text:p>
          <text:p text:style-name="P11"><text:span text:style-name="T5">- Game 1</text:span></text:p>
          <text:p text:style-name="P11"><text:span text:style-name="T5">- Game 2</text:span></text:p>
          <text:p text:style-name="P11"><text:span text:style-name="T5">- Controller</text:span></text:p>
          <text:p text:style-name="P11"><text:span text:style-name="T5">- VR</text:span></text:p>
          <text:p text:style-name="P11"><text:span text:style-name="T5">- Camera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366cm" svg:height="3.81cm" svg:x="7.366cm" svg:y="3.81cm">
          <text:p text:style-name="P6"><text:span text:style-name="T6">- </text:span><text:span text:style-name="T6"><text:a xlink:href="mailto:PS4Pro@google" xlink:type="simple">PS4Pro@google</text:a></text:span><text:span text:style-name="T6">Shopping</text:span></text:p>
          <text:p text:style-name="P6"><text:span text:style-name="T6">- Game@amazon</text:span></text:p>
          <text:p text:style-name="P6"><text:span text:style-name="T6">- Game@gameshop.de</text:span></text:p>
          <text:p text:style-name="P6"><text:span text:style-name="T6"/></text:p>
          <text:p text:style-name="P6"><text:span text:style-name="T6">- VR Tests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3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presentation:notes draw:style-name="dp2">
          <draw:page-thumbnail draw:style-name="gr9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493cm" svg:height="2.6cm" svg:x="4.498cm" svg:y="0.599cm" presentation:class="title">
          <draw:text-box>
            <text:p>Gift Me Five</text:p>
          </draw:text-box>
        </draw:frame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7.991cm" svg:height="1.016cm" svg:x="0cm" svg:y="0cm">
          <text:p text:style-name="P9">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0.762cm" svg:y="0.254cm">
          <text:p text:style-name="P1"><text:span text:style-name="T3">My Wis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4.318cm" svg:y="0.254cm">
          <text:p text:style-name="P1"><text:span text:style-name="T3">Friends Wis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0.508cm" svg:x="7.874cm" svg:y="0.254cm">
          <text:p text:style-name="P1"><text:span text:style-name="T3">Public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.826cm" svg:height="1.421cm" svg:x="6.096cm" svg:y="1.778cm">
          <text:p text:style-name="P11"><text:span text:style-name="T4">- known Influencer</text:span></text:p>
          <text:p text:style-name="P11"><text:span text:style-name="T4">- known YouTub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556cm" svg:height="2.032cm" svg:x="3.302cm" svg:y="3.81cm">
          <text:p text:style-name="P11"><text:span text:style-name="T5">- 4k WebCam</text:span></text:p>
          <text:p text:style-name="P11"><text:span text:style-name="T5">- Top Micro</text:span></text:p>
          <text:p text:style-name="P11"><text:span text:style-name="T5">- Twitch Coi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08cm" svg:height="2.032cm" svg:x="7.62cm" svg:y="3.81cm">
          <text:p text:style-name="P11"><text:span text:style-name="T5">- preferred Shoplink</text:span></text:p>
          <text:p text:style-name="P11"><text:span text:style-name="T6">- </text:span><text:span text:style-name="T5">preferred Shoplink</text:span></text:p>
          <text:p text:style-name="P11"><text:span text:style-name="T5">- Twitch Target Accoun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18cm" svg:height="0.806cm" svg:x="25.466cm" svg:y="0.254cm">
          <draw:text-box>
            <text:p><text:span text:style-name="T1">Logout</text:span></text:p>
          </draw:text-box>
        </draw:frame>
        <draw:frame draw:style-name="gr3" draw:text-style-name="P2" draw:layer="layout" svg:width="2.288cm" svg:height="0.806cm" svg:x="23.114cm" svg:y="0.254cm">
          <draw:text-box>
            <text:p><text:span text:style-name="T1">Themes</text:span></text:p>
          </draw:text-box>
        </draw:frame>
        <presentation:notes draw:style-name="dp2">
          <draw:page-thumbnail draw:style-name="gr9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nowman" xlink:href="Pictures/2000000200000178000000FED0A28A40B7DA6C1E.eps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23M58S</meta:editing-duration>
    <meta:editing-cycles>9</meta:editing-cycles>
    <meta:generator>LibreOffice/6.0.7.3$Linux_X86_64 LibreOffice_project/00m0$Build-3</meta:generator>
    <dc:title>DNA</dc:title>
    <dc:date>2019-12-16T13:28:08.995634008</dc:date>
    <meta:document-statistic meta:object-count="77"/>
  </office:meta>
</office:document-meta>
</file>